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rebuchet MS" svg:font-family="'Trebuchet MS', 'Lucida Grande', 'Lucida Sans Unicode', 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4">
      <style:text-properties fo:font-variant="normal" fo:text-transform="none" fo:color="#9a8b7d" style:font-name="Trebuchet MS" fo:font-size="10.5pt" fo:letter-spacing="normal" fo:font-style="normal"/>
    </style:style>
    <style:style style:name="P2" style:family="paragraph" style:parent-style-name="Heading_20_4">
      <style:paragraph-properties fo:margin-left="0cm" fo:margin-right="0cm" fo:text-indent="0cm" style:auto-text-indent="false" fo:padding="0cm" fo:border="none"/>
      <style:text-properties fo:font-variant="normal" fo:text-transform="none" fo:color="#9a8b7d" style:font-name="Trebuchet MS" fo:font-size="10.5pt" fo:letter-spacing="normal" fo:font-style="normal" fo:font-weight="normal"/>
    </style:style>
    <style:style style:name="P3" style:family="paragraph" style:parent-style-name="Heading_20_4">
      <style:paragraph-properties fo:margin-top="0.423cm" fo:margin-bottom="0.212cm" fo:keep-with-next="always"/>
      <style:text-properties fo:font-variant="normal" fo:text-transform="none" fo:color="#9a8b7d" style:text-line-through-style="none" style:font-name="Trebuchet MS" fo:font-size="10.5pt" fo:letter-spacing="normal" fo:font-style="normal" style:text-underline-style="none" fo:font-weight="normal" style:text-blinking="false"/>
    </style:style>
    <style:style style:name="P4" style:family="paragraph" style:parent-style-name="Heading_20_4">
      <style:paragraph-properties fo:margin-top="0.423cm" fo:margin-bottom="0.212cm"/>
    </style:style>
    <style:style style:name="P5" style:family="paragraph" style:parent-style-name="Heading_20_4">
      <style:paragraph-properties fo:margin-top="0.423cm" fo:margin-bottom="0.212cm"/>
      <style:text-properties fo:font-variant="normal" fo:text-transform="none" fo:color="#9a8b7d" style:font-name="Trebuchet MS" fo:font-size="10.5pt" fo:letter-spacing="normal" fo:font-style="normal" fo:font-weight="normal"/>
    </style:style>
    <style:style style:name="P6" style:family="paragraph" style:parent-style-name="Text_20_body" style:list-style-name="L1">
      <style:paragraph-properties fo:margin-left="0cm" fo:margin-right="0cm" fo:margin-top="0cm" fo:margin-bottom="0cm" fo:text-indent="0cm" style:auto-text-indent="false" fo:padding="0cm" fo:border="none"/>
    </style:style>
    <style:style style:name="P7" style:family="paragraph" style:parent-style-name="Text_20_body" style:list-style-name="L2">
      <style:paragraph-properties fo:margin-left="0cm" fo:margin-right="0cm" fo:margin-top="0cm" fo:margin-bottom="0cm" fo:text-indent="0cm" style:auto-text-indent="false" fo:padding="0cm" fo:border="none"/>
    </style:style>
    <style:style style:name="P8" style:family="paragraph" style:parent-style-name="Text_20_body" style:list-style-name="L3">
      <style:paragraph-properties fo:margin-left="0cm" fo:margin-right="0cm" fo:margin-top="0cm" fo:margin-bottom="0cm" fo:text-indent="0cm" style:auto-text-indent="false" fo:padding="0cm" fo:border="none"/>
    </style:style>
    <style:style style:name="P9" style:family="paragraph" style:parent-style-name="Text_20_body" style:list-style-name="L4">
      <style:paragraph-properties fo:margin-left="0cm" fo:margin-right="0cm" fo:margin-top="0cm" fo:margin-bottom="0cm" fo:text-indent="0cm" style:auto-text-indent="false" fo:padding="0cm" fo:border="none"/>
    </style:style>
    <style:style style:name="P10" style:family="paragraph" style:parent-style-name="Text_20_body" style:list-style-name="L5">
      <style:paragraph-properties fo:margin-left="0cm" fo:margin-right="0cm" fo:margin-top="0cm" fo:margin-bottom="0cm" fo:text-indent="0cm" style:auto-text-indent="false" fo:padding="0cm" fo:border="none"/>
    </style:style>
    <style:style style:name="P11" style:family="paragraph" style:parent-style-name="Text_20_body" style:list-style-name="L6">
      <style:paragraph-properties fo:margin-left="0cm" fo:margin-right="0cm" fo:margin-top="0cm" fo:margin-bottom="0cm" fo:text-indent="0cm" style:auto-text-indent="false" fo:padding="0cm" fo:border="none"/>
    </style:style>
    <style:style style:name="P12" style:family="paragraph" style:parent-style-name="Text_20_body" style:list-style-name="L7">
      <style:paragraph-properties fo:margin-left="0cm" fo:margin-right="0cm" fo:margin-top="0cm" fo:margin-bottom="0cm" fo:text-indent="0cm" style:auto-text-indent="false" fo:padding="0cm" fo:border="none"/>
    </style:style>
    <style:style style:name="P13" style:family="paragraph" style:parent-style-name="Text_20_body" style:list-style-name="L8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fo:color="#9a8b7d" style:font-name="Trebuchet MS" fo:font-size="10.5pt" fo:letter-spacing="normal" fo:font-style="normal" fo:font-weight="normal"/>
    </style:style>
    <style:style style:name="P14" style:family="paragraph" style:parent-style-name="Text_20_body" style:list-style-name="L8">
      <style:paragraph-properties fo:margin-left="0cm" fo:margin-right="0cm" fo:margin-top="0cm" fo:margin-bottom="0cm" fo:text-indent="0cm" style:auto-text-indent="false" fo:padding="0cm" fo:border="none"/>
    </style:style>
    <style:style style:name="P15" style:family="paragraph" style:parent-style-name="Text_20_body" style:list-style-name="L9">
      <style:paragraph-properties fo:margin-left="0cm" fo:margin-right="0cm" fo:margin-top="0cm" fo:margin-bottom="0cm" fo:text-indent="0cm" style:auto-text-indent="false" fo:padding="0cm" fo:border="none"/>
    </style:style>
    <style:style style:name="P16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17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18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19" style:family="paragraph" style:parent-style-name="Text_20_body" style:list-style-name="L6">
      <style:paragraph-properties fo:margin-left="0cm" fo:margin-right="0cm" fo:text-indent="0cm" style:auto-text-indent="false" fo:padding="0cm" fo:border="none"/>
    </style:style>
    <style:style style:name="P20" style:family="paragraph" style:parent-style-name="Text_20_body" style:list-style-name="L7">
      <style:paragraph-properties fo:margin-left="0cm" fo:margin-right="0cm" fo:text-indent="0cm" style:auto-text-indent="false" fo:padding="0cm" fo:border="none"/>
    </style:style>
    <style:style style:name="P21" style:family="paragraph" style:parent-style-name="Text_20_body" style:list-style-name="L8">
      <style:paragraph-properties fo:margin-left="0cm" fo:margin-right="0cm" fo:text-indent="0cm" style:auto-text-indent="false" fo:padding="0cm" fo:border="none"/>
    </style:style>
    <style:style style:name="P22" style:family="paragraph" style:parent-style-name="Text_20_body" style:list-style-name="L9">
      <style:paragraph-properties fo:margin-left="0cm" fo:margin-right="0cm" fo:text-indent="0cm" style:auto-text-indent="false" fo:padding="0cm" fo:border="none"/>
      <style:text-properties fo:font-variant="normal" fo:text-transform="none" fo:color="#9a8b7d" style:font-name="Trebuchet MS" fo:font-size="10.5pt" fo:letter-spacing="normal" fo:font-style="normal" fo:font-weight="normal"/>
    </style:style>
    <style:style style:name="T1" style:family="text">
      <style:text-properties fo:font-variant="normal" fo:text-transform="none" fo:color="#00549e" style:text-line-through-style="none" style:font-name="Trebuchet MS" fo:font-size="10.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00549e" style:text-line-through-style="none" style:font-name="Trebuchet MS" fo:font-size="10.5pt" fo:letter-spacing="normal" fo:language="zxx" fo:country="none" fo:font-style="normal" style:text-underline-style="none" fo:font-weight="normal" style:text-blinking="false" style:language-asian="zxx" style:country-asian="none" style:language-complex="zxx" style:country-complex="none"/>
    </style:style>
    <style:style style:name="T3" style:family="text">
      <style:text-properties fo:font-variant="normal" fo:text-transform="none" fo:color="#9a8b7d" style:font-name="Trebuchet MS" fo:font-size="10.5pt" fo:letter-spacing="normal" fo:font-style="normal"/>
    </style:style>
    <style:style style:name="T4" style:family="text">
      <style:text-properties fo:font-variant="normal" fo:text-transform="none" fo:color="#9a8b7d" style:font-name="Trebuchet MS" fo:font-size="10.5pt" fo:letter-spacing="normal" fo:font-style="normal" fo:font-weight="normal"/>
    </style:style>
    <style:style style:name="T5" style:family="text">
      <style:text-properties fo:font-variant="normal" fo:text-transform="none" fo:color="#9a8b7d" style:font-name="Trebuchet MS" fo:font-size="10.5pt" fo:letter-spacing="normal" fo:font-style="italic" fo:font-weight="normal"/>
    </style:style>
    <style:style style:name="T6" style:family="text">
      <style:text-properties fo:font-variant="normal" fo:text-transform="none" fo:color="#9a8b7d" style:text-line-through-style="none" style:font-name="Trebuchet MS" fo:font-size="10.5pt" fo:letter-spacing="normal" fo:font-style="normal" style:text-underline-style="none" fo:font-weight="normal" style:text-blinking="false"/>
    </style:style>
    <style:style style:name="T7" style:family="text">
      <style:text-properties fo:font-style="italic"/>
    </style:style>
    <style:style style:name="T8" style:family="text">
      <style:text-properties style:text-line-through-style="none" style:text-underline-style="none" style:text-blinking="false"/>
    </style:style>
    <style:style style:name="T9" style:family="text">
      <style:text-properties fo:color="#ff0000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4">Основные команды (<text:span text:style-name="T9">пока оставил на «ПОДУМАТЬ»</text:span>)</text:h>
      <text:list xml:id="list539551133" text:style-name="L1">
        <text:list-item>
          <text:p text:style-name="P6"><text:a xlink:type="simple" xlink:href="http://asterisk.ru/knowledgebase/Asterisk+cmd+Authenticate"><text:span text:style-name="T1">Authenticate</text:span></text:a><text:span text:style-name="T4">: Авторизация пользователя</text:span></text:p>
        </text:list-item>
        <text:list-item>
          <text:p text:style-name="P6"><text:a xlink:type="simple" xlink:href="http://asterisk.ru/knowledgebase/Asterisk+cmd+Bridge"><text:span text:style-name="T1">Bridge</text:span></text:a><text:span text:style-name="T4">: Соединение двух произвольных каналов.</text:span></text:p>
        </text:list-item>
        <text:list-item>
          <text:p text:style-name="P6"><text:a xlink:type="simple" xlink:href="http://asterisk.ru/knowledgebase/Asterisk+cmd+ChannelRedirect"><text:span text:style-name="T1">ChannelRedirect</text:span></text:a><text:span text:style-name="T4">: Переадресация существующего канала в другую точку плана набора.</text:span></text:p>
        </text:list-item>
        <text:list-item>
          <text:p text:style-name="P6"><text:a xlink:type="simple" xlink:href="http://asterisk.ru/knowledgebase/Asterisk+cmd+Log"><text:span text:style-name="T1">Log</text:span></text:a><text:span text:style-name="T4">: Вносит произвольный текст в файл(ы) лога сервера Asterisk.</text:span></text:p>
        </text:list-item>
        <text:list-item>
          <text:p text:style-name="P6"><text:a xlink:type="simple" xlink:href="http://asterisk.ru/knowledgebase/Asterisk+cmd+System"><text:span text:style-name="T1">System</text:span></text:a><text:span text:style-name="T4">: Выполнить команду операционной системы</text:span></text:p>
        </text:list-item>
        <text:list-item>
          <text:p text:style-name="P6"><text:a xlink:type="simple" xlink:href="http://asterisk.ru/knowledgebase/Asterisk+cmd+Transfer"><text:span text:style-name="T1">Transfer</text:span></text:a><text:span text:style-name="T4">: Перевод звонка на другой екстеншен</text:span></text:p>
        </text:list-item>
      </text:list>
      <text:h text:style-name="P4" text:outline-level="4"><text:bookmark text:name="_2"/><text:span text:style-name="T6">Билинг</text:span></text:h>
      <text:list xml:id="list2179418671" text:style-name="L2">
        <text:list-item>
          <text:p text:style-name="P7"><text:a xlink:type="simple" xlink:href="http://asterisk.ru/knowledgebase/Asterisk+cmd+NoCDR"><text:span text:style-name="T1">NoCDR</text:span></text:a><text:span text:style-name="T4">: Указывает Asterisk'у не сохранять CDR запись для вызова.</text:span></text:p>
        </text:list-item>
        <text:list-item>
          <text:p text:style-name="P7"><text:a xlink:type="simple" xlink:href="http://asterisk.ru/knowledgebase/Asterisk+cmd+ResetCDR"><text:span text:style-name="T1">ResetCDR</text:span></text:a><text:span text:style-name="T4">: Сброс данных CDR.</text:span></text:p>
        </text:list-item>
        <text:list-item>
          <text:p text:style-name="P16"><text:a xlink:type="simple" xlink:href="http://asterisk.ru/knowledgebase/Asterisk+func+cdr"><text:span text:style-name="T1">CDR (userfield)</text:span></text:a><text:span text:style-name="T4">: Добавить пользовательские данные к существующим в записи CDR.</text:span></text:p>
        </text:list-item>
      </text:list>
      <text:h text:style-name="P2" text:outline-level="4"><text:bookmark text:name="_3"/>Управление вызовами (окончание связи, ответ на вызов, набор номера, и т.д.)</text:h>
      <text:list xml:id="list1031577235" text:style-name="L3">
        <text:list-item>
          <text:p text:style-name="P8"><text:a xlink:type="simple" xlink:href="http://asterisk.ru/knowledgebase/Asterisk+cmd+Answer"><text:span text:style-name="T1">Answer</text:span></text:a><text:span text:style-name="T4">: Ответ на звонок, если по каналу поступает вызов</text:span></text:p>
        </text:list-item>
        <text:list-item>
          <text:p text:style-name="P8"><text:a xlink:type="simple" xlink:href="http://asterisk.ru/knowledgebase/Asterisk+cmd+Busy"><text:span text:style-name="T1">Busy</text:span></text:a><text:span text:style-name="T4">: Установить состояние "занято" и ждать окончания соединения</text:span></text:p>
        </text:list-item>
        <text:list-item>
          <text:p text:style-name="P8"><text:a xlink:type="simple" xlink:href="http://asterisk.ru/knowledgebase/Asterisk+cmd+ChanIsAvail"><text:span text:style-name="T1">ChanIsAvail</text:span></text:a><text:span text:style-name="T4">: Проверка на доступность канала связи</text:span></text:p>
        </text:list-item>
        <text:list-item>
          <text:p text:style-name="P8"><text:a xlink:type="simple" xlink:href="http://asterisk.ru/knowledgebase/Asterisk+cmd+Dial"><text:span text:style-name="T1">Dial</text:span></text:a><text:span text:style-name="T4">: Совершить вызов и, в случае успеха, соединить вызываемого с текущим каналом</text:span></text:p>
        </text:list-item>
        <text:list-item>
          <text:p text:style-name="P8"><text:a xlink:type="simple" xlink:href="http://asterisk.ru/knowledgebase/Asterisk+cmd+Hangup"><text:span text:style-name="T1">Hangup</text:span></text:a><text:span text:style-name="T4">: Безусловное разъединение соединения</text:span></text:p>
        </text:list-item>
        <text:list-item>
          <text:p text:style-name="P8"><text:a xlink:type="simple" xlink:href="http://asterisk.ru/knowledgebase/Asterisk+cmd+RetryDial"><text:span text:style-name="T1">RetryDial</text:span></text:a><text:span text:style-name="T4">: Совершить вызов заданного екстеншена, повторять при неудачной попытке вызова, вызывающий пользователь может закончить процедуру вызова, нажав кнопку на dtmf клавиатуре.</text:span></text:p>
        </text:list-item>
        <text:list-item>
          <text:p text:style-name="P17"><text:a xlink:type="simple" xlink:href="http://asterisk.ru/knowledgebase/Asterisk+cmd+Ringing"><text:span text:style-name="T1">Ringing</text:span></text:a><text:span text:style-name="T4">: Установить состояние "вызова абонента" (звонка)</text:span></text:p>
        </text:list-item>
        <text:list-item>
          <text:p text:style-name="P8"><text:a xlink:type="simple" xlink:href="http://asterisk.ru/knowledgebase/Asterisk+cmd+SendDTMF"><text:span text:style-name="T1">SendDTMF</text:span></text:a><text:span text:style-name="T4">: Отправка в канал произвольной последовательности DTMF цифр</text:span></text:p>
        </text:list-item>
        <text:list-item>
          <text:p text:style-name="P8"><text:a xlink:type="simple" xlink:href="http://asterisk.ru/knowledgebase/Asterisk+cmd+Wait"><text:span text:style-name="T1">Wait</text:span></text:a><text:span text:style-name="T4">: Пауза на заданное время</text:span></text:p>
        </text:list-item>
        <text:list-item>
          <text:p text:style-name="P8"><text:a xlink:type="simple" xlink:href="http://asterisk.ru/knowledgebase/Asterisk+cmd+WaitForRing"><text:span text:style-name="T1">WaitForRing</text:span></text:a><text:span text:style-name="T4">: Ждать состояния "вызова абонента" (звонка)</text:span></text:p>
        </text:list-item>
        <text:list-item>
          <text:p text:style-name="P17"><text:a xlink:type="simple" xlink:href="http://asterisk.ru/knowledgebase/Asterisk+cmd+WaitMusicOnHold"><text:span text:style-name="T1">WaitMusicOnHold</text:span></text:a><text:span text:style-name="T4">: Ожидание с проигрышом музыки (Music On Hold)</text:span></text:p>
        </text:list-item>
      </text:list>
      <text:h text:style-name="P5" text:outline-level="4"><text:bookmark text:name="quot_quot_ID_"/><text:span text:style-name="T8">Манипуляции с информацией о "звонящем" пользователе (ID, Имя и т.д.)</text:span></text:h>
      <text:list xml:id="list1069771799" text:style-name="L4">
        <text:list-item>
          <text:p text:style-name="P9"><text:a xlink:type="simple" xlink:href="http://asterisk.ru/knowledgebase/Asterisk+cmd+LookupCIDName"><text:span text:style-name="T1">LookupCIDName</text:span></text:a><text:span text:style-name="T4">: Поиск Имени CallerID в локальной базе данных</text:span></text:p>
        </text:list-item>
        <text:list-item>
          <text:p text:style-name="P9"><text:a xlink:type="simple" xlink:href="http://asterisk.ru/knowledgebase/Asterisk+cmd+SetCallerID"><text:span text:style-name="T1">SetCallerID</text:span></text:a><text:span text:style-name="T4">: Установка CallerID.</text:span></text:p>
        </text:list-item>
        <text:list-item>
          <text:p text:style-name="P9"><text:a xlink:type="simple" xlink:href="http://asterisk.ru/knowledgebase/Asterisk+cmd+SetCallerPres"><text:span text:style-name="T1">SetCallerPres</text:span></text:a><text:span text:style-name="T4">: Изменяет режим публикации для callerid (используя текстовые значения)</text:span></text:p>
        </text:list-item>
        <text:list-item>
          <text:p text:style-name="P9"><text:a xlink:type="simple" xlink:href="http://asterisk.ru/knowledgebase/Asterisk+cmd+SetCIDName"><text:span text:style-name="T1">SetCIDName</text:span></text:a><text:span text:style-name="T4">: Установка имени в CallerID.</text:span></text:p>
        </text:list-item>
        <text:list-item>
          <text:p text:style-name="P9"><text:a xlink:type="simple" xlink:href="http://asterisk.ru/knowledgebase/Asterisk+cmd+SetCIDNum"><text:span text:style-name="T1">SetCIDNum</text:span></text:a><text:span text:style-name="T4">: Установка только номера в Caller ID (не имени).</text:span></text:p>
        </text:list-item>
        <text:list-item>
          <text:p text:style-name="P9"><text:a xlink:type="simple" xlink:href="http://asterisk.ru/knowledgebase/Asterisk+cmd+SoftHangup"><text:span text:style-name="T1">SoftHangup</text:span></text:a><text:span text:style-name="T4">: Требует разрыва связи на заданном канале</text:span></text:p>
        </text:list-item>
        <text:list-item>
          <text:p text:style-name="P9"><text:span text:style-name="T4">--- возможно стоит добавить полноценные модификаторы для изменения номеров.</text:span></text:p>
        </text:list-item>
      </text:list>
      <text:h text:style-name="Heading_20_4" text:outline-level="4"><text:bookmark text:name="_8"/><text:span text:style-name="T3">Звук: Запись и Воспроизведение</text:span></text:h>
      <text:list xml:id="list1478516128" text:style-name="L7">
        <text:list-item>
          <text:p text:style-name="P12"><text:a xlink:type="simple" xlink:href="http://asterisk.ru/knowledgebase/Asterisk+cmd+BackGround"><text:span text:style-name="T1">Background</text:span></text:a><text:span text:style-name="T4">: Проигрывает звуковой файл, в это время могут исполняться другие команды.</text:span></text:p>
        </text:list-item>
        <text:list-item>
          <text:p text:style-name="P12"><text:a xlink:type="simple" xlink:href="http://asterisk.ru/knowledgebase/Asterisk+cmd+BackGroundDetect"><text:span text:style-name="T1">BackgroundDetect</text:span></text:a><text:span text:style-name="T4">: Аналогично команде Background с возможностью определения разговора.</text:span></text:p>
        </text:list-item>
        <text:list-item>
          <text:p text:style-name="P12"><text:a xlink:type="simple" xlink:href="http://asterisk.ru/knowledgebase/Asterisk+cmd+Milliwatt"><text:span text:style-name="T1">Milliwatt</text:span></text:a><text:span text:style-name="T4">: Генерация чистого тона 1000Hz с уровнем 0dbm (mu-law).</text:span></text:p>
        </text:list-item>
        <text:list-item>
          <text:p text:style-name="P12"><text:a xlink:type="simple" xlink:href="http://asterisk.ru/knowledgebase/Asterisk+cmd+MusicOnHold"><text:span text:style-name="T1">MusicOnHold</text:span></text:a><text:span text:style-name="T4">: Проигрыш музыки ожидания (Music On Hold), неопределенно долго.</text:span></text:p>
        </text:list-item>
        <text:list-item>
          <text:p text:style-name="P12"><text:a xlink:type="simple" xlink:href="http://asterisk.ru/knowledgebase/Asterisk+cmd+Playback"><text:span text:style-name="T1">Playback</text:span></text:a><text:span text:style-name="T4">: Проигрывает звуковой файл.</text:span></text:p>
        </text:list-item>
        <text:list-item>
          <text:p text:style-name="P12"><text:a xlink:type="simple" xlink:href="http://asterisk.ru/knowledgebase/Asterisk+cmd+Playtones"><text:span text:style-name="T1">Playtones</text:span></text:a><text:span text:style-name="T4">: Проигрывает список тонов, в это время могут исполняться другие команды.</text:span></text:p>
        </text:list-item>
        <text:list-item>
          <text:p text:style-name="P12"><text:span text:style-name="T2">Progress</text:span><text:span text:style-name="T4">: Функция, дающая возможность проигрывания звукового файла вызывающему </text:span><text:soft-page-break/><text:span text:style-name="T4">абоненту до момента ответа на вызов (перевода линии в отвеченное состояние).</text:span></text:p>
        </text:list-item>
        <text:list-item>
          <text:p text:style-name="P20"><text:a xlink:type="simple" xlink:href="http://asterisk.ru/knowledgebase/Asterisk+cmd+StopPlaytones"><text:span text:style-name="T1">StopPlaytones</text:span></text:a><text:span text:style-name="T4">: Останавливает проигрыш списка тонов.</text:span></text:p>
        </text:list-item>
      </text:list>
      <text:p text:style-name="Standard"/>
      <text:h text:style-name="P1" text:outline-level="4"><text:bookmark text:name="_9"/>Звук: Запись и мониторинг (прослушивание) разговоров</text:h>
      <text:list xml:id="list558139649" text:style-name="L8">
        <text:list-item>
          <text:p text:style-name="P14"><text:a xlink:type="simple" xlink:href="http://asterisk.ru/knowledgebase/Asterisk+cmd+Monitor"><text:span text:style-name="T1">Monitor</text:span></text:a><text:span text:style-name="T4">: Запись телефонного разговора в звуковой файл</text:span></text:p>
        </text:list-item>
        <text:list-item>
          <text:p text:style-name="P14"><text:a xlink:type="simple" xlink:href="http://asterisk.ru/knowledgebase/Asterisk+cmd+Record"><text:span text:style-name="T1">Record</text:span></text:a><text:span text:style-name="T4">: Запись телефонного разговора в звуковой файл</text:span></text:p>
        </text:list-item>
        <text:list-item>
          <text:p text:style-name="P21"><text:a xlink:type="simple" xlink:href="http://asterisk.ru/knowledgebase/Asterisk+cmd+StopMonitor"><text:span text:style-name="T1">StopMonitor</text:span></text:a><text:span text:style-name="T4">: Останов записи телефонного разговора</text:span></text:p>
        </text:list-item>
      </text:list>
      <text:h text:style-name="Heading_20_4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rebuchet MS" svg:font-family="'Trebuchet MS', 'Lucida Grande', 'Lucida Sans Unicode', 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 Fallback" style:font-size-asian="12pt" style:font-weight-asian="bold" style:font-name-complex="Lohit Hindi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</meta:initial-creator>
    <meta:creation-date>2014-06-04T14:48:10</meta:creation-date>
    <dc:date>2014-06-04T18:02:09</dc:date>
    <dc:creator>Alexey Ershov</dc:creator>
    <meta:editing-duration>PT2H51M17S</meta:editing-duration>
    <meta:editing-cycles>6</meta:editing-cycles>
    <meta:generator>LibreOffice/3.4$Unix LibreOffice_project/340m1$Build-402</meta:generator>
    <meta:document-statistic meta:table-count="0" meta:image-count="0" meta:object-count="0" meta:page-count="2" meta:paragraph-count="44" meta:word-count="374" meta:character-count="2724" meta:non-whitespace-character-count="2432"/>
  </office:meta>
</office:document-meta>
</file>